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80c9991d-5268-dc38-c5b8-845d35ba154e"/>Надо сделать веб-приложение, которое реализует следующий функционал:</text:p>
      <text:list xml:id="list7739336532877924614" text:style-name="L1">
        <text:list-item>
          <text:p text:style-name="P2">Хранит дерево категорий. Каждая категория имеет название. У категории может быть родительская категория (а может и не быть - тогда категория считается верхней). Количество уровней вложенности категорий не ограничено.</text:p>
        </text:list-item>
        <text:list-item>
          <text:p text:style-name="P2">Возможность загрузить файл с данными о дереве категорий (формат файла будет подан ниже). После загрузки файла, текущее дерево категорий очищается и заменяется содержимым из файла.</text:p>
        </text:list-item>
        <text:list-item>
          <text:p text:style-name="P2">Вывод дерева категорий в виде списка. Изначально показываются только верхнии категории, при нажатии на любую категорию открывается список ее подкатегорий.</text:p>
        </text:list-item>
      </text:list>
      <text:p text:style-name="Text_20_body"/>
      <text:p text:style-name="P1">Формат файла с данными о категориях: json файл в котором хранится массив с данными о категориях. Данные о категории это ассоциативный массив с 3-мя полями:</text:p>
      <text:list xml:id="list965727825707906989" text:style-name="L2">
        <text:list-item>
          <text:p text:style-name="P3">id - идентификатор категории (число больше 0);</text:p>
        </text:list-item>
        <text:list-item>
          <text:p text:style-name="P3">name - название категории;</text:p>
        </text:list-item>
        <text:list-item>
          <text:p text:style-name="P3">parent_id - идентификатор родительской категории (или 0 для верхней категории).</text:p>
        </text:list-item>
      </text:list>
      <text:p text:style-name="Text_20_body"/>
      <text:p text:style-name="P1">Пример json файла:</text:p>
      <text:p text:style-name="P1">[{“id”: 1, “name”: “Top category”, “parent_id”: 0}, {“id”: 2, “name”: “Subcategory”, “parent_id”: 1}]</text:p>
      <text:p text:style-name="Text_20_body"/>
      <text:p text:style-name="P1">Серверная часть должна быть написана на php. Выбор базы данных, фреймворка, фронтенда остается за вами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ргарита  Шаркань</meta:initial-creator>
    <meta:creation-date>2018-03-23T12:30:31.82</meta:creation-date>
    <meta:document-statistic meta:table-count="0" meta:image-count="0" meta:object-count="0" meta:page-count="1" meta:paragraph-count="12" meta:word-count="164" meta:character-count="1158"/>
    <dc:date>2018-03-23T12:32:02.69</dc:date>
    <dc:creator>Маргарита  Шаркань</dc:creator>
    <meta:editing-duration>PT1M31S</meta:editing-duration>
    <meta:editing-cycles>1</meta:editing-cycles>
    <meta:generator>OpenOffice/4.1.3$Win32 OpenOffice.org_project/413m1$Build-9783</meta:generator>
  </office:meta>
</office:document-meta>
</file>